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0eb02" officeooo:paragraph-rsid="0000eb02"/>
    </style:style>
    <style:style style:name="P2" style:family="paragraph" style:parent-style-name="Standard" style:list-style-name="L1">
      <loext:graphic-properties draw:fill="none"/>
      <style:paragraph-properties fo:text-align="justify" style:justify-single-word="false" fo:background-color="transparent" style:writing-mode="rl-tb"/>
      <style:text-properties fo:font-size="14pt" officeooo:rsid="0000eb02" officeooo:paragraph-rsid="0000eb02"/>
    </style:style>
    <style:style style:name="P3" style:family="paragraph" style:parent-style-name="Standard">
      <style:paragraph-properties fo:text-align="center" style:justify-single-word="false" style:writing-mode="rl-tb"/>
      <style:text-properties fo:font-weight="bold" officeooo:rsid="0000eb02" officeooo:paragraph-rsid="0000eb02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 style:writing-mode="rl-tb"/>
      <style:text-properties fo:font-size="14pt" officeooo:rsid="0000eb02" officeooo:paragraph-rsid="0000eb02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 style:writing-mode="rl-tb"/>
      <style:text-properties fo:font-size="14pt" officeooo:rsid="0000eb02" officeooo:paragraph-rsid="0000e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3">پاسخ سوال ۸</text:p>
      <text:p text:style-name="P1"/>
      <text:p text:style-name="P4">برای حل این سوال، توجه به یک اصل ساده کافی است: سیستم تا زمانی کار می‌کند که اتصال بین دو نقطه ابتدا و انتهایی برقرار باشد؛ لذا با توجه به این که به محض قطع شدن این اتصال سیستم از کار می‌افتد، TTF برابر زمان قطع شدن تو سر شکل است.</text:p>
      <text:p text:style-name="P5">حال برای محاسبه زمان قطع شدن دو سر شکل، به روش زیر عمل می‌کنیم.</text:p>
      <text:p text:style-name="P5">ابتدا طبق قاعده پارتیشن، مسأله را به دو زیر مسأله مجزا تقسیم میکنیم:</text:p>
      <text:list xml:id="list618534902" text:style-name="L1">
        <text:list-item>
          <text:p text:style-name="P2">حالتی که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21:48:14.775383494</meta:creation-date>
    <dc:date>2021-01-22T22:30:53.688545907</dc:date>
    <meta:editing-duration>PT32M28S</meta:editing-duration>
    <meta:editing-cycles>1</meta:editing-cycles>
    <meta:document-statistic meta:table-count="0" meta:image-count="0" meta:object-count="0" meta:page-count="1" meta:paragraph-count="6" meta:word-count="86" meta:character-count="391" meta:non-whitespace-character-count="311"/>
    <meta:generator>LibreOffice/6.4.4.2$Linux_X86_64 LibreOffice_project/40$Build-2</meta:generator>
  </office:meta>
</office:document-meta>
</file>